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ris McElfresh</text:p>
      <text:p text:style-name="Standard">CS 362</text:p>
      <text:p text:style-name="Standard">Final Test Report</text:p>
      <text:p text:style-name="Standard"/>
      <text:p text:style-name="P1">Introduction:<text:span text:style-name="T1"> I never realized how much effort it took just to re-work code and move it around. Wow! I made c files for my tests, but decided on making a “test suite” and make the files into functions so they can be easily called. I ran into a huge amount of issues when I thought it would be an easy copy and paste job! However, once I wrestled all of the functions in, it actually works quite well. My current code has a testSuite.c file that nicely prints out what test it is going to run, then calls the test functions in tests.c. To make the tests a little easier to read, the only output the user sees is how many passes or fails of each test occurs, unless a failure occurs. If a failure does occur, the program does a quick output showing what it expected and what actually happened. This way the user isn't bombarded with variables and numbers that make no sense only to find out that the test passed and all of the information is essentially useless. The outputs are saved to test.out so the user can review what was covered.</text:span></text:p>
      <text:p text:style-name="P1"><text:span text:style-name="T1"/></text:p>
      <text:p text:style-name="P1">Testing: <text:span text:style-name="T1">I will be covering 3 functions with my testSuite: drawCard, buyCard and shuffle. In drawCard, I am testing whether the hand of the player is incremented correctly when they put a card into their hand. I am also testing whether they correctly decrement the count of the deck when they draw a card. I then test what happens when the deck is set to 0 and they are required to shuffle the deck to create a new one. Then the last test is whether the players turn correctly ends. In the buyCard function, I test whether the supply count of the card they bought is decremented. I also test if their buy phases are correctly reduced. And finally, I make sure that they reduce the amount of gold they have by the amount that the card cost. As far as the shuffle test goes, I make sure that they shuffle when they should and do so correctly.</text:span></text:p>
      <text:p text:style-name="P2"/>
      <text:p text:style-name="P2">Code Example for one of the testing functions:</text:p>
      <text:p text:style-name="P2">void testEndTurn(){<text:line-break/><text:line-break/><text:tab/>FILE *testoutputfile;<text:line-break/><text:tab/>struct gameState g;<text:line-break/><text:tab/>int seed = 10;<text:line-break/><text:tab/>int passed = 0, failed = 0;<text:line-break/><text:tab/>int ret;<text:line-break/><text:tab/>int k[10] = {adventurer, gardens, embargo, village, minion,<text:line-break/><text:tab/><text:tab/><text:tab/> mine, cutpurse, sea_hag, tribute, smithy};<text:line-break/><text:line-break/><text:tab/>initializeGame(2, k, seed, &amp;g);<text:line-break/><text:tab/><text:line-break/><text:tab/>//printf("Testing end turn under normal conditions: ");<text:line-break/><text:tab/>ret = endTurn(&amp;g);<text:line-break/><text:tab/>if(ret == -1)<text:tab/>{<text:line-break/><text:tab/><text:tab/>printf("Expected endTurn to return 0. Received -1. \n");<text:line-break/><text:tab/><text:tab/>failed += 1;<text:line-break/><text:tab/>}<text:line-break/><text:tab/>else<text:tab/>{<text:line-break/><text:tab/><text:tab/>passed += 1;<text:line-break/><text:tab/><text:tab/><text:line-break/><text:tab/>}<text:line-break/><text:tab/><text:line-break/><text:soft-page-break/><text:tab/>if(passed == 1)</text:p>
      <text:p text:style-name="P2"><text:tab/><text:tab/>printf("Passed \n");<text:line-break/><text:tab/>else<text:line-break/><text:tab/><text:tab/>printf("Failed \n");<text:line-break/><text:tab/><text:tab/><text:line-break/><text:tab/>testoutputfile = fopen("test.out", "a+");<text:line-break/><text:tab/>fprintf(testoutputfile, "Results for end of turn test: %d passed test, %d failed test.\n",passed,failed);<text:line-break/> <text:s text:c="3"/>fclose(testoutputfile);<text:tab/><text:tab/><text:line-break/>}</text:p>
      <text:p text:style-name="P2"/>
      <text:p text:style-name="P2"/>
      <text:p text:style-name="P2">The code coverage I got for my own dominion.c is shown below:</text:p>
      <text:p text:style-name="P2">File 'dominion.c'</text:p>
      <text:p text:style-name="P2">Lines executed:30.47% of 535</text:p>
      <text:p text:style-name="P2"/>
      <text:p text:style-name="P2">I believe 30% is a good coverage amount, since not all of the code is even run every time. A quick breakdown of the coverage of one of the test functions. Forgive the poor formatting, If you are familiar with gcov you will hopefully understand the output.</text:p>
      <text:p text:style-name="P2"/>
      <text:p text:style-name="P2"><text:s text:c="5"/>1000: <text:s/>248:int buyCard(int supplyPos, struct gameState *state) {<text:line-break/> <text:s text:c="7"/>-: <text:s/>249: <text:s/>if(DEBUG){<text:line-break/> <text:s text:c="7"/>-: <text:s/>250: <text:s text:c="3"/>//printf("Entering buyCard...\n");<text:line-break/> <text:s text:c="7"/>-: <text:s/>251: <text:s/>}<text:line-break/> <text:s text:c="7"/>-: <text:s/>252: <text:s/><text:line-break/> <text:s text:c="4"/>1000: <text:s/>253: <text:s/>int active_player = state-&gt;whoseTurn;<text:line-break/> <text:s text:c="7"/>-: <text:s/>254: <text:s/><text:line-break/> <text:s text:c="7"/>-: <text:s/>255: <text:s/>// Check to see if you have a buy phase for buying a card<text:line-break/> <text:s text:c="4"/>1000: <text:s/>256: <text:s/>if(state-&gt;numBuys &lt; 1){<text:line-break/> <text:s text:c="7"/>-: <text:s/>257:<text:tab/>//printf("You do not have enough buys \n");<text:line-break/> <text:s text:c="5"/>200: <text:s/>258: <text:s text:c="3"/>return -1;<text:line-break/> <text:s text:c="7"/>-: <text:s/>259: <text:s/>}<text:line-break/> <text:s text:c="7"/>-: <text:s/>260: <text:s/><text:line-break/> <text:s text:c="7"/>-: <text:s/>261: <text:s/>// Check to see if the card is worth less than the gold you have<text:line-break/> <text:s text:c="5"/>800: <text:s/>262: <text:s/>if(state-&gt;coins &lt; getCost(supplyPos)){<text:line-break/> <text:s text:c="7"/>-: <text:s/>263:<text:tab/>//printf("You cannot afford this card \n");<text:line-break/> <text:s text:c="7"/>-: <text:s/>264:<text:tab/>//printf("Your gold: %d, Card cost: %d \n", state-&gt;coins, getCost(supplyPos));<text:line-break/> <text:s text:c="5"/>166: <text:s/>265:<text:tab/>return -1;<text:line-break/> <text:s text:c="7"/>-: <text:s/>266: <text:s/>}<text:line-break/> <text:s text:c="7"/>-: <text:s/>267: <text:s/><text:line-break/> <text:s text:c="7"/>-: <text:s/>268: <text:s/>// Check to see if the card is still in the game<text:line-break/> <text:s text:c="5"/>634: <text:s/>269: <text:s/>if(supplyCount(supplyPos, state) &lt; 1){<text:line-break/> <text:s text:c="7"/>-: <text:s/>270:<text:tab/>//printf("There are no more cards in that pile \n");<text:line-break/> <text:s text:c="6"/>33: <text:s/>271:<text:tab/>return -1;<text:line-break/> <text:s text:c="7"/>-: <text:s/>272: <text:s/>}<text:line-break/> <text:s text:c="7"/>-: <text:s/>273: <text:s/><text:line-break/> <text:s text:c="5"/>601: <text:s/>274: <text:s/>gainCard(supplyPos, state, 0, active_player);<text:line-break/> <text:s text:c="5"/>601: <text:s/>275: <text:s/>state-&gt;coins = state-&gt;coins - getCost(supplyPos);<text:line-break/> <text:s text:c="5"/>601: <text:s/>276: <text:s/>state-&gt;numBuys--;<text:line-break/><text:soft-page-break/> <text:s text:c="5"/>601: <text:s/>277: <text:s/>state-&gt;discard[active_player][state-&gt;discardCount[active_player]] = supplyPos;<text:line-break/> <text:s text:c="7"/>-: <text:s/>278:<text:line-break/> <text:s text:c="5"/>601: <text:s/>279: <text:s/>return 0;<text:line-break/> <text:s text:c="7"/>-: <text:s/>280:}</text:p>
      <text:p text:style-name="P1"/>
      <text:p text:style-name="P1">Group Testing:<text:span text:style-name="T1"> My group consists of:</text:span></text:p>
      <text:p text:style-name="P1"><text:span text:style-name="T1">murrown<text:line-break/>adamsmic<text:line-break/>brookjon<text:line-break/>kropfb<text:line-break/>westb<text:line-break/>vanbeeks<text:line-break/>wheeleri<text:line-break/>ericksoi</text:span></text:p>
      <text:p text:style-name="P1"><text:span text:style-name="T1"/></text:p>
      <text:p text:style-name="P1"><text:span text:style-name="T1">I will do a brief writeup on each of them below.</text:span></text:p>
      <text:p text:style-name="P1"><text:span text:style-name="T1"/></text:p>
      <text:p text:style-name="P1">Murrown: </text:p>
      <text:p text:style-name="P1"><text:span text:style-name="T1">Result for shuffle test: Passed</text:span></text:p>
      <text:p text:style-name="P1"><text:span text:style-name="T1">Results for incrementing handCount: 1000 passed test(s), 0 failed test(s).</text:span></text:p>
      <text:p text:style-name="P1"><text:span text:style-name="T1">Results for decrementing deckcount: 5 passed test(s), 0 failed test(s).</text:span></text:p>
      <text:p text:style-name="P1"><text:span text:style-name="T1">Results for when lack of cards in the deck: 1 passed test(s), 0 failed test(s).</text:span></text:p>
      <text:p text:style-name="P1"><text:span text:style-name="T1">Results for end of turn test: 1 passed test, 0 failed test.</text:span></text:p>
      <text:p text:style-name="P1"><text:span text:style-name="T1">Good Tests:1000</text:span></text:p>
      <text:p text:style-name="P1"><text:span text:style-name="T1"><text:s/>Supply not decremented Errors:0</text:span></text:p>
      <text:p text:style-name="P1"><text:span text:style-name="T1"><text:s/>Buys not decremented Errors:0</text:span></text:p>
      <text:p text:style-name="P1"><text:span text:style-name="T1"><text:s/>Coins not reduced Errors:0</text:span></text:p>
      <text:p text:style-name="P1"><text:span text:style-name="T1"/></text:p>
      <text:p text:style-name="P1"><text:span text:style-name="T1">Their code passed all tests created, however the output was a little hard to read. Since I didn't want text spamming the screen I got rid of all of the debug messages in my dominion code, however I forgot that others may not do so. Therefore, the output of the test I ran on murrown's dominion.c was unreadable since I run a 1000 looped test at the end. Good thing test.out exists though!</text:span></text:p>
      <text:p text:style-name="P1"><text:span text:style-name="T1"/></text:p>
      <text:p text:style-name="P1">Adamsmic:</text:p>
      <text:p text:style-name="P1"><text:span text:style-name="T1">Result for shuffle test: Passed</text:span></text:p>
      <text:p text:style-name="P1"><text:span text:style-name="T1">Results for incrementing handCount: 1000 passed test(s), 0 failed test(s).</text:span></text:p>
      <text:p text:style-name="P1"><text:span text:style-name="T1">Results for decrementing deckcount: 5 passed test(s), 0 failed test(s).</text:span></text:p>
      <text:p text:style-name="P1"><text:span text:style-name="T1">Results for when lack of cards in the deck: 1 passed test(s), 0 failed test(s).</text:span></text:p>
      <text:p text:style-name="P1"><text:span text:style-name="T1">Results for end of turn test: 1 passed test, 0 failed test.</text:span></text:p>
      <text:p text:style-name="P1"><text:span text:style-name="T1">Good Tests:1000</text:span></text:p>
      <text:p text:style-name="P1"><text:span text:style-name="T1"><text:s/>Supply not decremented Errors:0</text:span></text:p>
      <text:p text:style-name="P1"><text:span text:style-name="T1"><text:s/>Buys not decremented Errors:0</text:span></text:p>
      <text:p text:style-name="P1"><text:span text:style-name="T1"><text:s/>Coins not reduced Errors:0</text:span></text:p>
      <text:p text:style-name="P1"><text:span text:style-name="T1"/></text:p>
      <text:p text:style-name="P1"><text:span text:style-name="T1">The code passed all of the tests, but again the output was just filled with debug messages which ruined the look of my testing suite. I am unsure of how to fix this issue currently, but for now the quick fix is to just refer to test.out and ignore what is printed to the command line.</text:span></text:p>
      <text:p text:style-name="P1"><text:span text:style-name="T1"/></text:p>
      <text:p text:style-name="P1"><text:span text:style-name="T1"/></text:p>
      <text:p text:style-name="P1"><text:soft-page-break/>Brookjon: </text:p>
      <text:p text:style-name="P1"><text:span text:style-name="T1">Result for shuffle test: Passed</text:span></text:p>
      <text:p text:style-name="P1"><text:span text:style-name="T1">Results for incrementing handCount: 5 passed test(s), 995 failed test(s).</text:span></text:p>
      <text:p text:style-name="P1"><text:span text:style-name="T1">Results for decrementing deckcount: 5 passed test(s), 0 failed test(s).</text:span></text:p>
      <text:p text:style-name="P1"><text:span text:style-name="T1">Results for when lack of cards in the deck: 1 passed test(s), 0 failed test(s).</text:span></text:p>
      <text:p text:style-name="P1"><text:span text:style-name="T1">Results for end of turn test: 1 passed test, 0 failed test.</text:span></text:p>
      <text:p text:style-name="P1"><text:span text:style-name="T1">Good Tests:399</text:span></text:p>
      <text:p text:style-name="P1"><text:span text:style-name="T1"><text:s/>Supply not decremented Errors:601</text:span></text:p>
      <text:p text:style-name="P1"><text:span text:style-name="T1"><text:s/>Buys not decremented Errors:0</text:span></text:p>
      <text:p text:style-name="P1"><text:span text:style-name="T1"><text:s/>Coins not reduced Errors:512</text:span></text:p>
      <text:p text:style-name="P1"><text:span text:style-name="T1"/></text:p>
      <text:p text:style-name="P1"><text:span text:style-name="T1">It looks like there are 3 errors overall in this code. I will write up 1 of the bug reports below.</text:span></text:p>
      <text:p text:style-name="P1"><text:span text:style-name="T1"/></text:p>
      <text:p text:style-name="P1">Issue: <text:span text:style-name="T1">Supply not decremented correctly</text:span></text:p>
      <text:p text:style-name="P1">Summary:<text:span text:style-name="T1"> When the player buys a card, the supply count of that card must be reduced. If it is not reduced correctly, then player may infinitely buy a card which will cause major issues if it is a sought after card. </text:span></text:p>
      <text:p text:style-name="P1">Fix:<text:span text:style-name="T1"> The user does not decrement the supply count either directly or by use of a function (gainCard). However, it looks like this is purposefully left for their peers to find. The comments claim they will leave buyCard in a buggy state for the reader to find. Clever... This explains why the coins not being reduced error appeared as well. </text:span></text:p>
      <text:p text:style-name="P1"><text:span text:style-name="T1"/></text:p>
      <text:p text:style-name="P1"><text:span text:style-name="T1"/></text:p>
      <text:p text:style-name="P1">Kropfb:</text:p>
      <text:p text:style-name="P1"><text:span text:style-name="T1">Result for shuffle test: Passed</text:span></text:p>
      <text:p text:style-name="P1"><text:span text:style-name="T1">Results for incrementing handCount: 1000 passed test(s), 0 failed test(s).</text:span></text:p>
      <text:p text:style-name="P1"><text:span text:style-name="T1">Results for decrementing deckcount: 5 passed test(s), 0 failed test(s).</text:span></text:p>
      <text:p text:style-name="P1"><text:span text:style-name="T1">Results for when lack of cards in the deck: 1 passed test(s), 0 failed test(s).</text:span></text:p>
      <text:p text:style-name="P1"><text:span text:style-name="T1">Results for end of turn test: 1 passed test, 0 failed test.</text:span></text:p>
      <text:p text:style-name="P1"><text:span text:style-name="T1"/></text:p>
      <text:p text:style-name="P1"><text:span text:style-name="T1">I actually got a seg fault in this users code. Since the seg fault occurred in the buy card test, I did not receive any information on whether the test passed or failed. Using GDB to determine the cause of the seg fault, I received the error: </text:span></text:p>
      <text:p text:style-name="P1"><text:span text:style-name="T1">Program received signal SIGSEGV, Segmentation fault.</text:span></text:p>
      <text:p text:style-name="P1"><text:span text:style-name="T1">0x00000000004044ce in drawCard (player=0, state=0x7fffffff7b50)</text:span></text:p>
      <text:p text:style-name="P1"><text:span text:style-name="T1"><text:s text:c="4"/>at dominion.c:547</text:span></text:p>
      <text:p text:style-name="P1"><text:span text:style-name="T1">547 <text:s text:c="8"/>state-&gt;hand[player][count] = state-&gt;deck[player][deckCounter - 1];//Add card to the hand</text:span></text:p>
      <text:p text:style-name="P1"><text:span text:style-name="T1"/></text:p>
      <text:p text:style-name="P1"><text:span text:style-name="T1">I am utterly confused as to why this occurred since this code was actually part of the default code given and </text:span>should<text:span text:style-name="T1"> work. I have the same exact line in my dominion code and I have not run into this issue. This question will have to be directed towards someone with a little more knowledge than I.</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Westb: </text:p>
      <text:p text:style-name="P2">Result for shuffle test: Passed</text:p>
      <text:p text:style-name="P2">Results for incrementing handCount: 1000 passed test(s), 0 failed test(s).</text:p>
      <text:p text:style-name="P2">Results for decrementing deckcount: 5 passed test(s), 0 failed test(s).</text:p>
      <text:p text:style-name="P2">Results for when lack of cards in the deck: 1 passed test(s), 0 failed test(s).</text:p>
      <text:p text:style-name="P2">Results for end of turn test: 1 passed test, 0 failed test.</text:p>
      <text:p text:style-name="P2">Good Tests:399</text:p>
      <text:p text:style-name="P2"><text:s/>Supply not decremented Errors:0</text:p>
      <text:p text:style-name="P2"><text:s/>Buys not decremented Errors:601</text:p>
      <text:p text:style-name="P2"><text:s/>Coins not reduced Errors:512</text:p>
      <text:p text:style-name="P2"/>
      <text:p text:style-name="P2">It looks like Westb almost passed all of the tests. Upon closer inspection of the culprit, the buyCard function, WestB appears to have forgotten to reduce the number of buys and the number of coins. He does have the gainCard function, which is an often overlooked function that some people missed out on. A quick bug report is below</text:p>
      <text:p text:style-name="P2"/>
      <text:p text:style-name="P1">Title: <text:span text:style-name="T1">Not decrementing the number of buy phases or coins</text:span></text:p>
      <text:p text:style-name="P1">Summary: <text:span text:style-name="T1">Every</text:span> <text:span text:style-name="T1">time a player buys a card, they should have their buy phases reduced and their gold reduced by the cost of the card. If either one of these (or in this case, both) are not done, then the player can infinitely buy cards. This... kinda sorta breaks the game.</text:span></text:p>
      <text:p text:style-name="P1">Fix: <text:span text:style-name="T1">After gaining the card that the player bought, their number of buy phases (numBuys) should be reduced by one and their gold (coins) should be reduced by the amount that the card cost (use the getCost function).</text:span></text:p>
      <text:p text:style-name="P1"><text:span text:style-name="T1"/></text:p>
      <text:p text:style-name="P1">Vanbeeks: </text:p>
      <text:p text:style-name="P2">Result for shuffle test: Passed</text:p>
      <text:p text:style-name="P2">Results for incrementing handCount: 1000 passed test(s), 0 failed test(s).</text:p>
      <text:p text:style-name="P2">Results for decrementing deckcount: 5 passed test(s), 0 failed test(s).</text:p>
      <text:p text:style-name="P2">Results for when lack of cards in the deck: 1 passed test(s), 0 failed test(s).</text:p>
      <text:p text:style-name="P2">Results for end of turn test: 1 passed test, 0 failed test.</text:p>
      <text:p text:style-name="P2">Good Tests:1000</text:p>
      <text:p text:style-name="P2"><text:s/>Supply not decremented Errors:0</text:p>
      <text:p text:style-name="P2"><text:s/>Buys not decremented Errors:0</text:p>
      <text:p text:style-name="P2"><text:s/>Coins not reduced Errors:0</text:p>
      <text:p text:style-name="P2"/>
      <text:p text:style-name="P2">Success! Vanbeeks correctly implemented buyCard, drawCard and shuffle! If only the debug text didn't scroll 1000 times then my output would have been very pretty. However, I had to resort to my trusty test.out again to retrieve the results.</text:p>
      <text:p text:style-name="P2"/>
      <text:p text:style-name="P1">Wheeleri: </text:p>
      <text:p text:style-name="P2">Result for shuffle test: Passed</text:p>
      <text:p text:style-name="P2">Results for incrementing handCount: 1000 passed test(s), 0 failed test(s).</text:p>
      <text:p text:style-name="P2">Results for decrementing deckcount: 5 passed test(s), 0 failed test(s).</text:p>
      <text:p text:style-name="P2">Results for when lack of cards in the deck: 1 passed test(s), 0 failed test(s).</text:p>
      <text:p text:style-name="P2">Results for end of turn test: 1 passed test, 0 failed test.</text:p>
      <text:p text:style-name="P2">Good Tests:399</text:p>
      <text:p text:style-name="P2"><text:s/>Supply not decremented Errors:601</text:p>
      <text:p text:style-name="P2"><text:s/>Buys not decremented Errors:0</text:p>
      <text:p text:style-name="P2"><text:s/>Coins not reduced Errors:0</text:p>
      <text:p text:style-name="P2"><text:soft-page-break/>It looks like the supply count wasn't correctly decremented in the buyCard function. This is a simple fix and has been covered in bugs previously. Overall, good code.</text:p>
      <text:p text:style-name="P2"/>
      <text:p text:style-name="P1">Ericksoi: </text:p>
      <text:p text:style-name="P2">Result for shuffle test: Passed</text:p>
      <text:p text:style-name="P2">Results for incrementing handCount: 1000 passed test(s), 0 failed test(s).</text:p>
      <text:p text:style-name="P2">Results for decrementing deckcount: 5 passed test(s), 0 failed test(s).</text:p>
      <text:p text:style-name="P2">Results for when lack of cards in the deck: 1 passed test(s), 0 failed test(s).</text:p>
      <text:p text:style-name="P2">Results for end of turn test: 1 passed test, 0 failed test.</text:p>
      <text:p text:style-name="P2">Good Tests:1000</text:p>
      <text:p text:style-name="P2"><text:s/>Supply not decremented Errors:0</text:p>
      <text:p text:style-name="P2"><text:s/>Buys not decremented Errors:0</text:p>
      <text:p text:style-name="P2"><text:s/>Coins not reduced Errors:0</text:p>
      <text:p text:style-name="P2"/>
      <text:p text:style-name="P2">This user had great code as well. They had a debug message spam the screen during the handCount check, which was a first, but proved they were actively debugging this function as well, which is great news.</text:p>
      <text:p text:style-name="P2"/>
      <text:p text:style-name="P1">Conclusion: <text:span text:style-name="T1">Other then the few issues, my team did great. There were only a few of us that did work together on this project so I'm not surprised about the fact that we still weren't 100% right. I did have a brief conversation with kropfb after last reports bug report that I notified him of. It appears I accidentally used the wrong code to test with, but upon using his code I did end up finding errors and he changed them accordingly. No true bug report was filed, however e-mails were sent so there was somewhat of a log of the events. It worked very well between me and him but I could understand how a formal bug reporting software would be useful in larger scale situations. </text:span></text:p>
      <text:p text:style-name="P1"><text:span text:style-name="T1"/></text:p>
      <text:p text:style-name="P1"><text:span text:style-name="T1">I am happy with my testing, although I did not get to everything I wished I could have. Since I did not fully understand some of the parts of the project, I was very hesitant on testing them. However, in the end, I think I did a good job and had fun doing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1T17:53:50.17</meta:creation-date>
    <dc:date>2012-06-11T20:34:26.68</dc:date>
    <meta:editing-duration>PT1H34M27S</meta:editing-duration>
    <meta:editing-cycles>63</meta:editing-cycles>
    <meta:generator>LibreOffice/3.5$Windows_x86 LibreOffice_project/281b639-6baa1d3-ef66a77-d866f25-f36d45f</meta:generator>
    <meta:document-statistic meta:table-count="0" meta:image-count="0" meta:object-count="0" meta:page-count="6" meta:paragraph-count="113" meta:word-count="2089" meta:character-count="12541" meta:non-whitespace-character-count="10172"/>
  </office:meta>
</office:document-meta>
</file>